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style:use-window-font-color="true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2:.G2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Kerciku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0:.G10])" office:value-type="float" office:value="29" calcext:value-type="float">
            <text:p>29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MIN(1+ROUNDDOWN(([.A47]-[.B47])/([.A47]/20))*(1/3); 5)" office:value-type="float" office:value="3.66666666666667" calcext:value-type="float">
            <text:p>3.666666666666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09:11:04.616312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07T10:36:18.084608047</dc:date>
    <meta:editing-duration>P1DT18H29M55S</meta:editing-duration>
    <meta:editing-cycles>51</meta:editing-cycles>
    <meta:generator>LibreOffice/7.5.5.2$Linux_X86_64 LibreOffice_project/50$Build-2</meta:generator>
    <meta:document-statistic meta:table-count="1" meta:cell-count="52" meta:object-count="0"/>
  </office:meta>
</office:document-meta>
</file>